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paragraph-rsid="00144820" style:font-size-asian="12pt" style:font-size-complex="12pt"/>
    </style:style>
    <style:style style:name="T1" style:family="text">
      <style:text-properties fo:font-weight="bold" style:font-weight-asian="bold" style:font-weight-complex="bold"/>
    </style:style>
    <style:style style:name="T2" style:family="text">
      <style:text-properties officeooo:rsid="000d14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bstract</text:span>— <text:span text:style-name="T2">In todays lifeline online marketing is on it’s verge and keep increasing as people buy and sell products online. Digital marketing is an interesting and trending business platform. Sellers often post fake reviews on their products or pay people to post reviews and give higher rating, most consumer usually see and select products according to that product’s rating and review which can be turn into dissatisfaction of consumer as he bought that product on the basis of fake reviews. To detect such reviews various mathods are being used in past works. In this paper the method is being uesd is Sentiment Analysis (SA). SA has become one of the most interesting topics in text analysis, due to its promising commercial benefits. SA detects fake positive and fake negative reviews based on emotions in the opinion. In this study, we used machnine learning algorithm Support Vector Machine (SVM) to detect those fake negative and fake positive reviews.</text:span></text:p>
      <text:p text:style-name="P1"><text:span text:style-name="T2">Reviews can be positive or negative which helps consumers to select product. This paper aims to classify movie reviews into groups of positive or negative polarity by using machine learning algorithms. For the movies datasets we performed some data scrapping library like Beautifulsoup and Request to scrap movies datasets and collected datasets from websites which provides huge datasets like dbmovies to perform our experiments. The measured results of our experiments shows that there is huge difference of 20%-30% between the actual rating of movies which is posted on movie revieing websites and our expeirmental resu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23:53:37.931302586</meta:creation-date>
    <dc:date>2019-09-12T09:24:04.093793698</dc:date>
    <meta:editing-duration>PT12M26S</meta:editing-duration>
    <meta:editing-cycles>2</meta:editing-cycles>
    <meta:generator>LibreOffice/6.0.7.3$Linux_X86_64 LibreOffice_project/00m0$Build-3</meta:generator>
    <meta:document-statistic meta:table-count="0" meta:image-count="0" meta:object-count="0" meta:page-count="1" meta:paragraph-count="2" meta:word-count="252" meta:character-count="1585" meta:non-whitespace-character-count="1335"/>
  </office:meta>
</office:document-meta>
</file>